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INING ROOMS (14:1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INING ROOMS (14:1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cene 1\-\--the power of Jesus is seen (14:1-6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cene 1\-\--the power of Jesus is seen (14:1-6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egalist and the Sabbath (14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ord of the Sabbath (14:3-6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Lord of the Sabbath (14:3-6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Jesus does (14:4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y Jesus does it (14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cene 1\-\--the power of Jesus is seen (14:1-6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egalist and the Sabbath (14:1-2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Lord of the Sabbath (14:3-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INING ROOMS (14:1-24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Scene 1\-\--the power of Jesus is seen (14:1-6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cene 2\-\--the parables of Jesus are heard (14:7-2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Scene 2\-\--the parables of Jesus are heard (14:7-24):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Parable of the ambitious guests (14:7-14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-title-Title-Slide" presentation:presentation-page-layout-name="Master1-PPL1" draw:id="Slide-263">
        <draw:frame draw:id="id97" presentation:style-name="a524" draw:name="Title 1" svg:x="1.38in" svg:y="0.83in" svg:width="10.3in" svg:height="4.42in" presentation:class="title" presentation:placeholder="false">
          <draw:text-box>
            <text:p text:style-name="a523" text:class-names="" text:cond-style-name=""><text:span text:style-name="a521" text:class-names=""><text:s text:c="1"/>Parable of the ambitious guests (14:7-14)<text:s text:c="1"/></text:span><text:span text:style-name="a522" text:class-names=""/></text:p>
          </draw:text-box>
          <svg:title/>
          <svg:desc/>
        </draw:frame>
        <draw:frame draw:id="id98" presentation:style-name="a529" draw:name="Subtitle 2" svg:x="1.38in" svg:y="5.25in" svg:width="10.3in" svg:height="1.85in" presentation:class="subtitle" presentation:placeholder="false">
          <draw:text-box>
            <text:p text:style-name="a526" text:class-names="" text:cond-style-name=""><text:span text:style-name="a525" text:class-names=""><text:s text:c="1"/>How to be honored as a guest (14:7-11)<text:s text:c="1"/></text:span></text:p>
            <text:p text:style-name="a528" text:class-names="" text:cond-style-name=""><text:span text:style-name="a527" text:class-names=""/></text:p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How to be honored as a guest (14:7-11)<text:s text:c="1"/></text:span><text:span text:style-name="a532" text:class-names=""/></text:p>
          </draw:text-box>
          <svg:title/>
          <svg:desc/>
        </draw:frame>
        <draw:frame draw:id="id100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Negative (14:7-8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Positive (14:9-11 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Parable of the ambitious guests (14:7-14)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How to be honored as a guest (14:7-11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How to be honored as a host (14:12-14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How to be honored as a host (14:12-14)<text:s text:c="1"/></text:span><text:span text:style-name="a562" text:class-names=""/></text:p>
          </draw:text-box>
          <svg:title/>
          <svg:desc/>
        </draw:frame>
        <draw:frame draw:id="id104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rules (14:12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reward (14:14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2" draw:style-name="a575" draw:master-page-name="Master1-Layout12-tx-Title-and-Text" presentation:presentation-page-layout-name="Master1-PPL12" draw:id="Slide-267">
        <draw:frame draw:id="id105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Parable of the ambitious guests (14:7-14)<text:s text:c="1"/></text:span><text:span text:style-name="a577" text:class-names=""/></text:p>
          </draw:text-box>
          <svg:title/>
          <svg:desc/>
        </draw:frame>
        <draw:frame draw:id="id106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How to be honored as a guest (14:7-11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How to be honored as a host (14:12-14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3" draw:style-name="a590" draw:master-page-name="Master1-Layout12-tx-Title-and-Text" presentation:presentation-page-layout-name="Master1-PPL12" draw:id="Slide-268">
        <draw:frame draw:id="id107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Scene 2\-\--the parables of Jesus are heard (14:7-24):<text:s text:c="1"/></text:span><text:span text:style-name="a592" text:class-names=""/></text:p>
          </draw:text-box>
          <svg:title/>
          <svg:desc/>
        </draw:frame>
        <draw:frame draw:id="id108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Parable of the ambitious guests (14:7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Parable of the great banquet (14:15-2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4" draw:style-name="a605" draw:master-page-name="Master1-Layout12-tx-Title-and-Text" presentation:presentation-page-layout-name="Master1-PPL12" draw:id="Slide-269">
        <draw:frame draw:id="id109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Parable of the great banquet (14:15-24)<text:s text:c="1"/></text:span><text:span text:style-name="a607" text:class-names=""/></text:p>
          </draw:text-box>
          <svg:title/>
          <svg:desc/>
        </draw:frame>
        <draw:frame draw:id="id110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invitation-first guest list (14:15-17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invited (14:18-20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5" draw:style-name="a620" draw:master-page-name="Master1-Layout12-tx-Title-and-Text" presentation:presentation-page-layout-name="Master1-PPL12" draw:id="Slide-270">
        <draw:frame draw:id="id111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invited (14:18-20):<text:s text:c="1"/></text:span><text:span text:style-name="a622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First excuse (14:18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Second excuse (14:19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ird excuse (14:20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Parable of the great banquet (14:15-24)<text:s text:c="1"/></text:span><text:span text:style-name="a640" text:class-names=""/></text:p>
          </draw:text-box>
          <svg:title/>
          <svg:desc/>
        </draw:frame>
        <draw:frame draw:id="id114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invitation-first guest list (14:15-17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invited (14:18-2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invitation-second guest list (14:21-24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7" draw:style-name="a656" draw:master-page-name="Master1-Layout12-tx-Title-and-Text" presentation:presentation-page-layout-name="Master1-PPL12" draw:id="Slide-272">
        <draw:frame draw:id="id115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invitation-second guest list (14:21-24)<text:s text:c="1"/></text:span><text:span text:style-name="a658" text:class-names=""/></text:p>
          </draw:text-box>
          <svg:title/>
          <svg:desc/>
        </draw:frame>
        <draw:frame draw:id="id116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new guests (14:21-23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old guests (14:24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8" draw:style-name="a671" draw:master-page-name="Master1-Layout12-tx-Title-and-Text" presentation:presentation-page-layout-name="Master1-PPL12" draw:id="Slide-273">
        <draw:frame draw:id="id117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Parable of the great banquet (14:15-24)<text:s text:c="1"/></text:span><text:span text:style-name="a673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invitation-first guest list (14:15-17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invited (14:18-20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invitation-second guest list (14:21-24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Scene 2\-\--the parables of Jesus are heard (14:7-24):<text:s text:c="1"/></text:span><text:span text:style-name="a691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Parable of the ambitious guests (14:7-14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Parable of the great banquet (14:15-2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DINING ROOMS (14:1-24)<text:s text:c="1"/></text:span><text:span text:style-name="a706" text:class-names=""/></text:p>
          </draw:text-box>
          <svg:title/>
          <svg:desc/>
        </draw:frame>
        <draw:frame draw:id="id122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Scene 1\-\--the power of Jesus is seen (14:1-6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Scene 2\-\--the parables of Jesus are heard (14:7-24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1" draw:style-name="a719" draw:master-page-name="Master1-Layout12-tx-Title-and-Text" presentation:presentation-page-layout-name="Master1-PPL12" draw:id="Slide-276">
        <draw:frame draw:id="id123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LUKE 14</text:span><text:span text:style-name="a721" text:class-names=""/></text:p>
          </draw:text-box>
          <svg:title/>
          <svg:desc/>
        </draw:frame>
        <draw:frame draw:id="id124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DINING ROOMS (14:1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DISCIPLESHIP (14:25-35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2" draw:style-name="a734" draw:master-page-name="Master1-Layout1-title-Title-Slide" presentation:presentation-page-layout-name="Master1-PPL1" draw:id="Slide-277">
        <draw:frame draw:id="id125" presentation:style-name="a738" draw:name="Title 1" svg:x="1.38in" svg:y="0.83in" svg:width="10.3in" svg:height="4.42in" presentation:class="title" presentation:placeholder="false">
          <draw:text-box>
            <text:p text:style-name="a737" text:class-names="" text:cond-style-name=""><text:span text:style-name="a735" text:class-names="">DISCIPLESHIP (14:25-35)<text:s text:c="1"/></text:span><text:span text:style-name="a736" text:class-names=""/></text:p>
          </draw:text-box>
          <svg:title/>
          <svg:desc/>
        </draw:frame>
        <draw:frame draw:id="id126" presentation:style-name="a743" draw:name="Subtitle 2" svg:x="1.38in" svg:y="5.25in" svg:width="10.3in" svg:height="1.85in" presentation:class="subtitle" presentation:placeholder="false">
          <draw:text-box>
            <text:p text:style-name="a740" text:class-names="" text:cond-style-name=""><text:span text:style-name="a739" text:class-names=""><text:s text:c="1"/>Jesus instructs concerning discipleship (14:25-27).<text:s text:c="1"/></text:span></text:p>
            <text:p text:style-name="a742" text:class-names="" text:cond-style-name=""><text:span text:style-name="a741" text:class-names=""/></text:p>
          </draw:text-box>
          <svg:title/>
          <svg:desc/>
        </draw:frame>
      </draw:page>
      <draw:page draw:name="Slide23" draw:style-name="a744" draw:master-page-name="Master1-Layout12-tx-Title-and-Text" presentation:presentation-page-layout-name="Master1-PPL12" draw:id="Slide-278">
        <draw:frame draw:id="id127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Jesus instructs concerning discipleship (14:25-27).<text:s text:c="1"/></text:span><text:span text:style-name="a746" text:class-names=""/></text:p>
          </draw:text-box>
          <svg:title/>
          <svg:desc/>
        </draw:frame>
        <draw:frame draw:id="id128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In regard to the candidate's family (14:25-26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In regard to the candidate (14:2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4" draw:style-name="a759" draw:master-page-name="Master1-Layout12-tx-Title-and-Text" presentation:presentation-page-layout-name="Master1-PPL12" draw:id="Slide-279">
        <draw:frame draw:id="id129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DISCIPLESHIP (14:25-35)<text:s text:c="1"/></text:span><text:span text:style-name="a761" text:class-names=""/></text:p>
          </draw:text-box>
          <svg:title/>
          <svg:desc/>
        </draw:frame>
        <draw:frame draw:id="id130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Jesus instructs concerning discipleship (14:25-27).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Jesus illustrates concerning discipleship (14:28-35).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5" draw:style-name="a774" draw:master-page-name="Master1-Layout12-tx-Title-and-Text" presentation:presentation-page-layout-name="Master1-PPL12" draw:id="Slide-280">
        <draw:frame draw:id="id131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<text:s text:c="1"/>Jesus illustrates concerning discipleship (14:28-35).<text:s text:c="1"/></text:span><text:span text:style-name="a776" text:class-names=""/></text:p>
          </draw:text-box>
          <svg:title/>
          <svg:desc/>
        </draw:frame>
        <draw:frame draw:id="id132" presentation:style-name="a791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Example of the unfinished building (14:28-30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Example of the unsuccessful war (14:31-33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Example of the flavorless salt (14:34-35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6" draw:style-name="a792" draw:master-page-name="Master1-Layout12-tx-Title-and-Text" presentation:presentation-page-layout-name="Master1-PPL12" draw:id="Slide-281">
        <draw:frame draw:id="id133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DISCIPLESHIP (14:25-35)<text:s text:c="1"/></text:span><text:span text:style-name="a794" text:class-names=""/></text:p>
          </draw:text-box>
          <svg:title/>
          <svg:desc/>
        </draw:frame>
        <draw:frame draw:id="id134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Jesus instructs concerning discipleship (14:25-27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Jesus illustrates concerning discipleship (14:28-35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7" draw:style-name="a807" draw:master-page-name="Master1-Layout12-tx-Title-and-Text" presentation:presentation-page-layout-name="Master1-PPL12" draw:id="Slide-282">
        <draw:frame draw:id="id135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LUKE 14</text:span><text:span text:style-name="a809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DINING ROOMS (14:1-24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DISCIPLESHIP (14:25-35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4</dc:title>
    <meta:initial-creator>David STRICKLAND</meta:initial-creator>
    <dc:creator>David STRICKLAND</dc:creator>
    <meta:creation-date>2020-02-22T17:34:54Z</meta:creation-date>
    <dc:date>2020-02-22T17:34:55Z</dc:date>
    <meta:template xlink:href="BibleStudy" xlink:type="simple"/>
    <meta:editing-cycles>1</meta:editing-cycles>
    <meta:editing-duration>PT0S</meta:editing-duration>
    <meta:document-statistic meta:paragraph-count="80" meta:word-count="650"/>
  </office:meta>
</office:document-meta>
</file>